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4.538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Server Type</text:p>
          </table:table-cell>
          <table:table-cell office:value-type="string">
            <text:p>Storage Type</text:p>
          </table:table-cell>
          <table:table-cell office:value-type="string">
            <text:p>Response Type</text:p>
          </table:table-cell>
          <table:table-cell office:value-type="string">
            <text:p>Custom</text:p>
          </table:table-cell>
          <table:table-cell office:value-type="string">
            <text:p>Req/Connections</text:p>
          </table:table-cell>
          <table:table-cell office:value-type="string">
            <text:p>Connections</text:p>
          </table:table-cell>
          <table:table-cell office:value-type="string">
            <text:p>Completed</text:p>
          </table:table-cell>
          <table:table-cell office:value-type="string">
            <text:p>Failed</text:p>
          </table:table-cell>
          <table:table-cell office:value-type="string">
            <text:p>Total Time (s)</text:p>
          </table:table-cell>
          <table:table-cell office:value-type="string">
            <text:p>Total transferred (bytes)</text:p>
          </table:table-cell>
          <table:table-cell office:value-type="string">
            <text:p>req/sec</text:p>
          </table:table-cell>
          <table:table-cell office:value-type="string">
            <text:p>msec/req</text:p>
          </table:table-cell>
          <table:table-cell office:value-type="string">
            <text:p>msec/req concurrent</text:p>
          </table:table-cell>
          <table:table-cell office:value-type="string">
            <text:p>KB/sec</text:p>
          </table:table-cell>
          <table:table-cell office:value-type="string">
            <text:p>Connect mean (ms)</text:p>
          </table:table-cell>
          <table:table-cell office:value-type="string">
            <text:p>Connect std (ms)</text:p>
          </table:table-cell>
          <table:table-cell office:value-type="string">
            <text:p>Processing mean (ms)</text:p>
          </table:table-cell>
          <table:table-cell office:value-type="string">
            <text:p>Processing std (ms)</text:p>
          </table:table-cell>
          <table:table-cell office:value-type="string">
            <text:p>Waiting mean (ms)</text:p>
          </table:table-cell>
          <table:table-cell office:value-type="string">
            <text:p>Waiting std (ms)</text:p>
          </table:table-cell>
          <table:table-cell office:value-type="string">
            <text:p>Total mean (ms)</text:p>
          </table:table-cell>
          <table:table-cell office:value-type="string">
            <text:p>Total std (ms)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.073">
            <text:p>2.073</text:p>
          </table:table-cell>
          <table:table-cell office:value-type="float" office:value="7939400">
            <text:p>7939400</text:p>
          </table:table-cell>
          <table:table-cell office:value-type="float" office:value="96.48">
            <text:p>96.48</text:p>
          </table:table-cell>
          <table:table-cell office:value-type="float" office:value="103.653">
            <text:p>103.653</text:p>
          </table:table-cell>
          <table:table-cell office:value-type="float" office:value="10.365">
            <text:p>10.365</text:p>
          </table:table-cell>
          <table:table-cell office:value-type="float" office:value="3740.05">
            <text:p>3740.0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1">
            <text:p>101</text:p>
          </table:table-cell>
          <table:table-cell office:value-type="float" office:value="10.1">
            <text:p>10.1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http://localhost:8000/wo/cache_rast1-small/cache_rast2-small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7939400">
            <text:p>7939400</text:p>
          </table:table-cell>
          <table:table-cell office:value-type="float" office:value="94.34">
            <text:p>94.34</text:p>
          </table:table-cell>
          <table:table-cell office:value-type="float" office:value="106.003">
            <text:p>106.003</text:p>
          </table:table-cell>
          <table:table-cell office:value-type="float" office:value="10.6">
            <text:p>10.6</text:p>
          </table:table-cell>
          <table:table-cell office:value-type="float" office:value="3657.11">
            <text:p>3657.1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3">
            <text:p>103</text:p>
          </table:table-cell>
          <table:table-cell office:value-type="float" office:value="10.8">
            <text:p>10.8</text:p>
          </table:table-cell>
          <table:table-cell office:value-type="float" office:value="103">
            <text:p>103</text:p>
          </table:table-cell>
          <table:table-cell office:value-type="float" office:value="10.8">
            <text:p>10.8</text:p>
          </table:table-cell>
          <table:table-cell office:value-type="float" office:value="103">
            <text:p>103</text:p>
          </table:table-cell>
          <table:table-cell office:value-type="float" office:value="10.7">
            <text:p>10.7</text:p>
          </table:table-cell>
          <table:table-cell office:value-type="string">
            <text:p>http://localhost:8000/wo/block_rast1-small/block_rast2-small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.113">
            <text:p>2.113</text:p>
          </table:table-cell>
          <table:table-cell office:value-type="float" office:value="7939400">
            <text:p>7939400</text:p>
          </table:table-cell>
          <table:table-cell office:value-type="float" office:value="94.65">
            <text:p>94.65</text:p>
          </table:table-cell>
          <table:table-cell office:value-type="float" office:value="105.653">
            <text:p>105.653</text:p>
          </table:table-cell>
          <table:table-cell office:value-type="float" office:value="10.565">
            <text:p>10.565</text:p>
          </table:table-cell>
          <table:table-cell office:value-type="float" office:value="3669.25">
            <text:p>3669.2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1.9">
            <text:p>11.9</text:p>
          </table:table-cell>
          <table:table-cell office:value-type="string">
            <text:p>http://localhost:8000/wo/local_rast1-small/local_rast2-small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2.137">
            <text:p>2.137</text:p>
          </table:table-cell>
          <table:table-cell office:value-type="float" office:value="21373">
            <text:p>21373</text:p>
          </table:table-cell>
          <table:table-cell office:value-type="float" office:value="93.58">
            <text:p>93.58</text:p>
          </table:table-cell>
          <table:table-cell office:value-type="float" office:value="106.856">
            <text:p>106.856</text:p>
          </table:table-cell>
          <table:table-cell office:value-type="float" office:value="10.686">
            <text:p>10.686</text:p>
          </table:table-cell>
          <table:table-cell office:value-type="float" office:value="9.77">
            <text:p>9.7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4">
            <text:p>104</text:p>
          </table:table-cell>
          <table:table-cell office:value-type="float" office:value="11.7">
            <text:p>11.7</text:p>
          </table:table-cell>
          <table:table-cell office:value-type="float" office:value="104">
            <text:p>104</text:p>
          </table:table-cell>
          <table:table-cell office:value-type="float" office:value="11.8">
            <text:p>11.8</text:p>
          </table:table-cell>
          <table:table-cell office:value-type="float" office:value="104">
            <text:p>104</text:p>
          </table:table-cell>
          <table:table-cell office:value-type="float" office:value="11.7">
            <text:p>11.7</text:p>
          </table:table-cell>
          <table:table-cell office:value-type="string">
            <text:p>http://localhost:8000/wo/cache_rast1-small/cache_rast2-small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2.108">
            <text:p>2.108</text:p>
          </table:table-cell>
          <table:table-cell office:value-type="float" office:value="21382">
            <text:p>21382</text:p>
          </table:table-cell>
          <table:table-cell office:value-type="float" office:value="94.9">
            <text:p>94.9</text:p>
          </table:table-cell>
          <table:table-cell office:value-type="float" office:value="105.379">
            <text:p>105.379</text:p>
          </table:table-cell>
          <table:table-cell office:value-type="float" office:value="10.538">
            <text:p>10.538</text:p>
          </table:table-cell>
          <table:table-cell office:value-type="float" office:value="9.91">
            <text:p>9.9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3">
            <text:p>103</text:p>
          </table:table-cell>
          <table:table-cell office:value-type="float" office:value="12.1">
            <text:p>12.1</text:p>
          </table:table-cell>
          <table:table-cell office:value-type="float" office:value="103">
            <text:p>103</text:p>
          </table:table-cell>
          <table:table-cell office:value-type="float" office:value="12.1">
            <text:p>12.1</text:p>
          </table:table-cell>
          <table:table-cell office:value-type="float" office:value="103">
            <text:p>103</text:p>
          </table:table-cell>
          <table:table-cell office:value-type="float" office:value="12.1">
            <text:p>12.1</text:p>
          </table:table-cell>
          <table:table-cell office:value-type="string">
            <text:p>http://localhost:8000/wo/block_rast1-small/block_rast2-small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2.083">
            <text:p>2.083</text:p>
          </table:table-cell>
          <table:table-cell office:value-type="float" office:value="21383">
            <text:p>21383</text:p>
          </table:table-cell>
          <table:table-cell office:value-type="float" office:value="96">
            <text:p>96</text:p>
          </table:table-cell>
          <table:table-cell office:value-type="float" office:value="104.171">
            <text:p>104.171</text:p>
          </table:table-cell>
          <table:table-cell office:value-type="float" office:value="10.417">
            <text:p>10.417</text:p>
          </table:table-cell>
          <table:table-cell office:value-type="float" office:value="10.02">
            <text:p>10.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2">
            <text:p>102</text:p>
          </table:table-cell>
          <table:table-cell office:value-type="float" office:value="12.1">
            <text:p>12.1</text:p>
          </table:table-cell>
          <table:table-cell office:value-type="float" office:value="102">
            <text:p>102</text:p>
          </table:table-cell>
          <table:table-cell office:value-type="float" office:value="12.1">
            <text:p>12.1</text:p>
          </table:table-cell>
          <table:table-cell office:value-type="float" office:value="102">
            <text:p>102</text:p>
          </table:table-cell>
          <table:table-cell office:value-type="float" office:value="12.1">
            <text:p>12.1</text:p>
          </table:table-cell>
          <table:table-cell office:value-type="string">
            <text:p>http://localhost:8000/wo/local_rast1-small/local_rast2-small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.418">
            <text:p>17.418</text:p>
          </table:table-cell>
          <table:table-cell office:value-type="float" office:value="115530400">
            <text:p>115530400</text:p>
          </table:table-cell>
          <table:table-cell office:value-type="float" office:value="5.74">
            <text:p>5.74</text:p>
          </table:table-cell>
          <table:table-cell office:value-type="float" office:value="1741.778">
            <text:p>1741.778</text:p>
          </table:table-cell>
          <table:table-cell office:value-type="float" office:value="174.178">
            <text:p>174.178</text:p>
          </table:table-cell>
          <table:table-cell office:value-type="float" office:value="6477.44">
            <text:p>6477.4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59">
            <text:p>1659</text:p>
          </table:table-cell>
          <table:table-cell office:value-type="float" office:value="263.9">
            <text:p>263.9</text:p>
          </table:table-cell>
          <table:table-cell office:value-type="float" office:value="1657">
            <text:p>1657</text:p>
          </table:table-cell>
          <table:table-cell office:value-type="float" office:value="263.9">
            <text:p>263.9</text:p>
          </table:table-cell>
          <table:table-cell office:value-type="float" office:value="1659">
            <text:p>1659</text:p>
          </table:table-cell>
          <table:table-cell office:value-type="float" office:value="263.8">
            <text:p>263.8</text:p>
          </table:table-cell>
          <table:table-cell office:value-type="string">
            <text:p>http://localhost:8000/wo/cache_rast1-med/cache_rast2-med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.862">
            <text:p>17.862</text:p>
          </table:table-cell>
          <table:table-cell office:value-type="float" office:value="115530400">
            <text:p>115530400</text:p>
          </table:table-cell>
          <table:table-cell office:value-type="float" office:value="5.6">
            <text:p>5.6</text:p>
          </table:table-cell>
          <table:table-cell office:value-type="float" office:value="1786.217">
            <text:p>1786.217</text:p>
          </table:table-cell>
          <table:table-cell office:value-type="float" office:value="178.622">
            <text:p>178.622</text:p>
          </table:table-cell>
          <table:table-cell office:value-type="float" office:value="6316.29">
            <text:p>6316.2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705">
            <text:p>1705</text:p>
          </table:table-cell>
          <table:table-cell office:value-type="float" office:value="281.8">
            <text:p>281.8</text:p>
          </table:table-cell>
          <table:table-cell office:value-type="float" office:value="1704">
            <text:p>1704</text:p>
          </table:table-cell>
          <table:table-cell office:value-type="float" office:value="281.8">
            <text:p>281.8</text:p>
          </table:table-cell>
          <table:table-cell office:value-type="float" office:value="1705">
            <text:p>1705</text:p>
          </table:table-cell>
          <table:table-cell office:value-type="float" office:value="281.8">
            <text:p>281.8</text:p>
          </table:table-cell>
          <table:table-cell office:value-type="string">
            <text:p>http://localhost:8000/wo/block_rast1-med/block_rast2-med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.983">
            <text:p>18.983</text:p>
          </table:table-cell>
          <table:table-cell office:value-type="float" office:value="115530400">
            <text:p>115530400</text:p>
          </table:table-cell>
          <table:table-cell office:value-type="float" office:value="5.27">
            <text:p>5.27</text:p>
          </table:table-cell>
          <table:table-cell office:value-type="float" office:value="1898.278">
            <text:p>1898.278</text:p>
          </table:table-cell>
          <table:table-cell office:value-type="float" office:value="189.828">
            <text:p>189.828</text:p>
          </table:table-cell>
          <table:table-cell office:value-type="float" office:value="5943.42">
            <text:p>5943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807">
            <text:p>1807</text:p>
          </table:table-cell>
          <table:table-cell office:value-type="float" office:value="292.5">
            <text:p>292.5</text:p>
          </table:table-cell>
          <table:table-cell office:value-type="float" office:value="1805">
            <text:p>1805</text:p>
          </table:table-cell>
          <table:table-cell office:value-type="float" office:value="292.5">
            <text:p>292.5</text:p>
          </table:table-cell>
          <table:table-cell office:value-type="float" office:value="1807">
            <text:p>1807</text:p>
          </table:table-cell>
          <table:table-cell office:value-type="float" office:value="292.4">
            <text:p>292.4</text:p>
          </table:table-cell>
          <table:table-cell office:value-type="string">
            <text:p>http://localhost:8000/wo/local_rast1-med/local_rast2-med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8.344">
            <text:p>18.344</text:p>
          </table:table-cell>
          <table:table-cell office:value-type="float" office:value="10789">
            <text:p>10789</text:p>
          </table:table-cell>
          <table:table-cell office:value-type="float" office:value="5.45">
            <text:p>5.45</text:p>
          </table:table-cell>
          <table:table-cell office:value-type="float" office:value="1834.443">
            <text:p>1834.443</text:p>
          </table:table-cell>
          <table:table-cell office:value-type="float" office:value="183.444">
            <text:p>183.444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751">
            <text:p>1751</text:p>
          </table:table-cell>
          <table:table-cell office:value-type="float" office:value="282">
            <text:p>282</text:p>
          </table:table-cell>
          <table:table-cell office:value-type="float" office:value="1750">
            <text:p>1750</text:p>
          </table:table-cell>
          <table:table-cell office:value-type="float" office:value="282">
            <text:p>282</text:p>
          </table:table-cell>
          <table:table-cell office:value-type="float" office:value="1751">
            <text:p>1751</text:p>
          </table:table-cell>
          <table:table-cell office:value-type="float" office:value="281.9">
            <text:p>281.9</text:p>
          </table:table-cell>
          <table:table-cell office:value-type="string">
            <text:p>http://localhost:8000/wo/cache_rast1-med/cache_rast2-med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7.845">
            <text:p>17.845</text:p>
          </table:table-cell>
          <table:table-cell office:value-type="float" office:value="10791">
            <text:p>10791</text:p>
          </table:table-cell>
          <table:table-cell office:value-type="float" office:value="5.6">
            <text:p>5.6</text:p>
          </table:table-cell>
          <table:table-cell office:value-type="float" office:value="1784.475">
            <text:p>1784.475</text:p>
          </table:table-cell>
          <table:table-cell office:value-type="float" office:value="178.448">
            <text:p>178.448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712">
            <text:p>1712</text:p>
          </table:table-cell>
          <table:table-cell office:value-type="float" office:value="266.6">
            <text:p>266.6</text:p>
          </table:table-cell>
          <table:table-cell office:value-type="float" office:value="1712">
            <text:p>1712</text:p>
          </table:table-cell>
          <table:table-cell office:value-type="float" office:value="266.6">
            <text:p>266.6</text:p>
          </table:table-cell>
          <table:table-cell office:value-type="float" office:value="1712">
            <text:p>1712</text:p>
          </table:table-cell>
          <table:table-cell office:value-type="float" office:value="266.5">
            <text:p>266.5</text:p>
          </table:table-cell>
          <table:table-cell office:value-type="string">
            <text:p>http://localhost:8000/wo/block_rast1-med/block_rast2-med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7.595">
            <text:p>17.595</text:p>
          </table:table-cell>
          <table:table-cell office:value-type="float" office:value="10792">
            <text:p>10792</text:p>
          </table:table-cell>
          <table:table-cell office:value-type="float" office:value="5.68">
            <text:p>5.68</text:p>
          </table:table-cell>
          <table:table-cell office:value-type="float" office:value="1759.471">
            <text:p>1759.471</text:p>
          </table:table-cell>
          <table:table-cell office:value-type="float" office:value="175.947">
            <text:p>175.94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80">
            <text:p>1680</text:p>
          </table:table-cell>
          <table:table-cell office:value-type="float" office:value="270.1">
            <text:p>270.1</text:p>
          </table:table-cell>
          <table:table-cell office:value-type="float" office:value="1680">
            <text:p>1680</text:p>
          </table:table-cell>
          <table:table-cell office:value-type="float" office:value="270.1">
            <text:p>270.1</text:p>
          </table:table-cell>
          <table:table-cell office:value-type="float" office:value="1680">
            <text:p>1680</text:p>
          </table:table-cell>
          <table:table-cell office:value-type="float" office:value="270.1">
            <text:p>270.1</text:p>
          </table:table-cell>
          <table:table-cell office:value-type="string">
            <text:p>http://localhost:8000/wo/local_rast1-med/local_rast2-med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.689">
            <text:p>5.689</text:p>
          </table:table-cell>
          <table:table-cell office:value-type="float" office:value="38150030">
            <text:p>38150030</text:p>
          </table:table-cell>
          <table:table-cell office:value-type="float" office:value="1.76">
            <text:p>1.76</text:p>
          </table:table-cell>
          <table:table-cell office:value-type="float" office:value="5688.584">
            <text:p>5688.584</text:p>
          </table:table-cell>
          <table:table-cell office:value-type="float" office:value="568.858">
            <text:p>568.858</text:p>
          </table:table-cell>
          <table:table-cell office:value-type="float" office:value="6549.24">
            <text:p>6549.2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400">
            <text:p>3400</text:p>
          </table:table-cell>
          <table:table-cell office:value-type="float" office:value="1701.6">
            <text:p>1701.6</text:p>
          </table:table-cell>
          <table:table-cell office:value-type="float" office:value="3395">
            <text:p>3395</text:p>
          </table:table-cell>
          <table:table-cell office:value-type="float" office:value="1701.1">
            <text:p>1701.1</text:p>
          </table:table-cell>
          <table:table-cell office:value-type="float" office:value="3400">
            <text:p>3400</text:p>
          </table:table-cell>
          <table:table-cell office:value-type="float" office:value="1701.5">
            <text:p>1701.5</text:p>
          </table:table-cell>
          <table:table-cell office:value-type="string">
            <text:p>http://localhost:8000/wo/cache_rast1-big/cache_rast2-big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.029">
            <text:p>6.029</text:p>
          </table:table-cell>
          <table:table-cell office:value-type="float" office:value="38150030">
            <text:p>38150030</text:p>
          </table:table-cell>
          <table:table-cell office:value-type="float" office:value="1.66">
            <text:p>1.66</text:p>
          </table:table-cell>
          <table:table-cell office:value-type="float" office:value="6028.532">
            <text:p>6028.532</text:p>
          </table:table-cell>
          <table:table-cell office:value-type="float" office:value="602.853">
            <text:p>602.853</text:p>
          </table:table-cell>
          <table:table-cell office:value-type="float" office:value="6179.93">
            <text:p>6179.9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593">
            <text:p>3593</text:p>
          </table:table-cell>
          <table:table-cell office:value-type="float" office:value="1727.2">
            <text:p>1727.2</text:p>
          </table:table-cell>
          <table:table-cell office:value-type="float" office:value="3587">
            <text:p>3587</text:p>
          </table:table-cell>
          <table:table-cell office:value-type="float" office:value="1728.3">
            <text:p>1728.3</text:p>
          </table:table-cell>
          <table:table-cell office:value-type="float" office:value="3593">
            <text:p>3593</text:p>
          </table:table-cell>
          <table:table-cell office:value-type="float" office:value="1727.1">
            <text:p>1727.1</text:p>
          </table:table-cell>
          <table:table-cell office:value-type="string">
            <text:p>http://localhost:8000/wo/block_rast1-big/block_rast2-big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.538">
            <text:p>5.538</text:p>
          </table:table-cell>
          <table:table-cell office:value-type="float" office:value="38150030">
            <text:p>38150030</text:p>
          </table:table-cell>
          <table:table-cell office:value-type="float" office:value="1.81">
            <text:p>1.81</text:p>
          </table:table-cell>
          <table:table-cell office:value-type="float" office:value="5537.894">
            <text:p>5537.894</text:p>
          </table:table-cell>
          <table:table-cell office:value-type="float" office:value="553.789">
            <text:p>553.789</text:p>
          </table:table-cell>
          <table:table-cell office:value-type="float" office:value="6727.45">
            <text:p>6727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405">
            <text:p>3405</text:p>
          </table:table-cell>
          <table:table-cell office:value-type="float" office:value="1590.1">
            <text:p>1590.1</text:p>
          </table:table-cell>
          <table:table-cell office:value-type="float" office:value="3401">
            <text:p>3401</text:p>
          </table:table-cell>
          <table:table-cell office:value-type="float" office:value="1590.4">
            <text:p>1590.4</text:p>
          </table:table-cell>
          <table:table-cell office:value-type="float" office:value="3405">
            <text:p>3405</text:p>
          </table:table-cell>
          <table:table-cell office:value-type="float" office:value="1590.1">
            <text:p>1590.1</text:p>
          </table:table-cell>
          <table:table-cell office:value-type="string">
            <text:p>http://localhost:8000/wo/local_rast1-big/local_rast2-big/3/7/tru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.603">
            <text:p>6.603</text:p>
          </table:table-cell>
          <table:table-cell office:value-type="float" office:value="1089">
            <text:p>1089</text:p>
          </table:table-cell>
          <table:table-cell office:value-type="float" office:value="1.51">
            <text:p>1.51</text:p>
          </table:table-cell>
          <table:table-cell office:value-type="float" office:value="6602.978">
            <text:p>6602.978</text:p>
          </table:table-cell>
          <table:table-cell office:value-type="float" office:value="660.298">
            <text:p>660.298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877">
            <text:p>3877</text:p>
          </table:table-cell>
          <table:table-cell office:value-type="float" office:value="1902.3">
            <text:p>1902.3</text:p>
          </table:table-cell>
          <table:table-cell office:value-type="float" office:value="3877">
            <text:p>3877</text:p>
          </table:table-cell>
          <table:table-cell office:value-type="float" office:value="1902.3">
            <text:p>1902.3</text:p>
          </table:table-cell>
          <table:table-cell office:value-type="float" office:value="3877">
            <text:p>3877</text:p>
          </table:table-cell>
          <table:table-cell office:value-type="float" office:value="1902.2">
            <text:p>1902.2</text:p>
          </table:table-cell>
          <table:table-cell office:value-type="string">
            <text:p>http://localhost:8000/wo/cache_rast1-big/cache_rast2-big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903">
            <text:p>5.903</text:p>
          </table:table-cell>
          <table:table-cell office:value-type="float" office:value="1089">
            <text:p>1089</text:p>
          </table:table-cell>
          <table:table-cell office:value-type="float" office:value="1.69">
            <text:p>1.69</text:p>
          </table:table-cell>
          <table:table-cell office:value-type="float" office:value="5903.346">
            <text:p>5903.346</text:p>
          </table:table-cell>
          <table:table-cell office:value-type="float" office:value="590.335">
            <text:p>590.33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555">
            <text:p>3555</text:p>
          </table:table-cell>
          <table:table-cell office:value-type="float" office:value="1680.4">
            <text:p>1680.4</text:p>
          </table:table-cell>
          <table:table-cell office:value-type="float" office:value="3555">
            <text:p>3555</text:p>
          </table:table-cell>
          <table:table-cell office:value-type="float" office:value="1680.4">
            <text:p>1680.4</text:p>
          </table:table-cell>
          <table:table-cell office:value-type="float" office:value="3556">
            <text:p>3556</text:p>
          </table:table-cell>
          <table:table-cell office:value-type="float" office:value="1680.2">
            <text:p>1680.2</text:p>
          </table:table-cell>
          <table:table-cell office:value-type="string">
            <text:p>http://localhost:8000/wo/block_rast1-big/block_rast2-big/3/7/false</text:p>
          </table:table-cell>
        </table:table-row>
        <table:table-row table:style-name="ro1">
          <table:table-cell office:value-type="string">
            <text:p>rob-desktop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.458">
            <text:p>5.458</text:p>
          </table:table-cell>
          <table:table-cell office:value-type="float" office:value="1088">
            <text:p>1088</text:p>
          </table:table-cell>
          <table:table-cell office:value-type="float" office:value="1.83">
            <text:p>1.83</text:p>
          </table:table-cell>
          <table:table-cell office:value-type="float" office:value="5458.324">
            <text:p>5458.324</text:p>
          </table:table-cell>
          <table:table-cell office:value-type="float" office:value="545.832">
            <text:p>545.83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317">
            <text:p>3317</text:p>
          </table:table-cell>
          <table:table-cell office:value-type="float" office:value="1579.7">
            <text:p>1579.7</text:p>
          </table:table-cell>
          <table:table-cell office:value-type="float" office:value="3317">
            <text:p>3317</text:p>
          </table:table-cell>
          <table:table-cell office:value-type="float" office:value="1579.7">
            <text:p>1579.7</text:p>
          </table:table-cell>
          <table:table-cell office:value-type="float" office:value="3317">
            <text:p>3317</text:p>
          </table:table-cell>
          <table:table-cell office:value-type="float" office:value="1579.7">
            <text:p>1579.7</text:p>
          </table:table-cell>
          <table:table-cell office:value-type="string">
            <text:p>http://localhost:8000/wo/local_rast1-big/local_rast2-big/3/7/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1T10:31:57</dc:date>
    <dc:creator>Rob </dc:creator>
    <meta:editing-duration>P0D</meta:editing-duration>
    <meta:editing-cycles>1</meta:editing-cycles>
    <meta:document-statistic meta:table-count="1" meta:cell-count="437" meta:object-count="0"/>
  </office:meta>
</office:document-meta>
</file>